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67FA000049CC1CFCF17B.svm"/>
  <manifest:file-entry manifest:media-type="" manifest:full-path="Pictures/2000000700003E04000029735894B1E6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><draw:frame draw:style-name="fr1" draw:name="graphics2" text:anchor-type="paragraph" svg:width="6.9252in" svg:height="4.9146in" draw:z-index="1"><draw:image xlink:href="Pictures/20000007000067FA000049CC1CFCF17B.svm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2" draw:name="graphics1" text:anchor-type="paragraph" svg:width="6.2508in" svg:height="4.178in" draw:z-index="0"><draw:image xlink:href="Pictures/2000000700003E04000029735894B1E6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ck Austin</meta:initial-creator>
    <meta:creation-date>2013-12-12T03:53:51.54</meta:creation-date>
    <dc:date>2013-12-12T06:10:18.84</dc:date>
    <dc:creator>Zack Austin</dc:creator>
    <meta:editing-duration>PT2H14M57S</meta:editing-duration>
    <meta:editing-cycles>3</meta:editing-cycles>
    <meta:generator>OpenOffice/4.0.0$Win32 OpenOffice.org_project/400m3$Build-9702</meta:generator>
    <meta:document-statistic meta:table-count="0" meta:image-count="2" meta:object-count="0" meta:page-count="2" meta:paragraph-count="0" meta:word-count="0" meta:character-count="0"/>
  </office:meta>
</office:document-meta>
</file>